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900ce" officeooo:paragraph-rsid="001156d9"/>
    </style:style>
    <style:style style:name="P2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900ce" officeooo:paragraph-rsid="001156d9" style:font-weight-asian="bold" style:font-weight-complex="bold"/>
    </style:style>
    <style:style style:name="P3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af04a" officeooo:paragraph-rsid="001156d9" style:font-weight-asian="bold" style:font-weight-complex="bold"/>
    </style:style>
    <style:style style:name="P4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b1fa7" officeooo:paragraph-rsid="001156d9" style:font-weight-asian="bold" style:font-weight-complex="bold"/>
    </style:style>
    <style:style style:name="P5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1156d9" officeooo:paragraph-rsid="001156d9" style:font-weight-asian="bold" style:font-weight-complex="bold"/>
    </style:style>
    <style:style style:name="P6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b1fa7" officeooo:paragraph-rsid="001156d9"/>
    </style:style>
    <style:style style:name="P7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af04a" officeooo:paragraph-rsid="001156d9"/>
    </style:style>
    <style:style style:name="P8" style:family="paragraph" style:parent-style-name="Text_20_body">
      <style:paragraph-properties fo:margin-top="0in" fo:margin-bottom="0.0402in" loext:contextual-spacing="false" style:shadow="none"/>
      <style:text-properties style:font-name="Courier New" fo:font-weight="normal" officeooo:rsid="003b1fa7" officeooo:paragraph-rsid="001156d9" style:font-weight-asian="normal" style:font-weight-complex="normal"/>
    </style:style>
    <style:style style:name="P9" style:family="paragraph" style:parent-style-name="Text_20_body">
      <style:paragraph-properties fo:margin-top="0in" fo:margin-bottom="0.0402in" loext:contextual-spacing="false" style:shadow="none"/>
      <style:text-properties style:font-name="Courier New" fo:font-weight="normal" officeooo:rsid="001156d9" officeooo:paragraph-rsid="001156d9" style:font-weight-asian="normal" style:font-weight-complex="normal"/>
    </style:style>
    <style:style style:name="P10" style:family="paragraph" style:parent-style-name="Text_20_body">
      <style:paragraph-properties fo:margin-top="0in" fo:margin-bottom="0.0402in" loext:contextual-spacing="false" style:shadow="none"/>
      <style:text-properties style:font-name="Courier New" style:text-underline-style="solid" style:text-underline-width="auto" style:text-underline-color="font-color" fo:font-weight="bold" officeooo:rsid="003b1fa7" officeooo:paragraph-rsid="001156d9" style:font-weight-asian="bold" style:font-weight-complex="bold"/>
    </style:style>
    <style:style style:name="P11" style:family="paragraph" style:parent-style-name="Text_20_body">
      <style:paragraph-properties fo:margin-top="0in" fo:margin-bottom="0.0402in" loext:contextual-spacing="false" style:shadow="none"/>
      <style:text-properties style:font-name="Courier New" style:text-underline-style="none" fo:font-weight="normal" officeooo:rsid="003b1fa7" officeooo:paragraph-rsid="001156d9" style:font-weight-asian="normal" style:font-weight-complex="normal"/>
    </style:style>
    <style:style style:name="P12" style:family="paragraph" style:parent-style-name="Text_20_body">
      <style:paragraph-properties fo:margin-top="0in" fo:margin-bottom="0.0402in" loext:contextual-spacing="false" style:shadow="none"/>
      <style:text-properties style:font-name="Courier New" style:text-underline-style="none" fo:font-weight="bold" officeooo:rsid="003b1fa7" officeooo:paragraph-rsid="001156d9" style:font-weight-asian="bold" style:font-weight-complex="bold"/>
    </style:style>
    <style:style style:name="P13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1156d9" officeooo:paragraph-rsid="001156d9"/>
    </style:style>
    <style:style style:name="P14" style:family="paragraph" style:parent-style-name="Text_20_body">
      <style:paragraph-properties fo:margin-top="0.0598in" fo:margin-bottom="0in" loext:contextual-spacing="false" fo:line-height="100%"/>
      <style:text-properties officeooo:rsid="003b1fa7" officeooo:paragraph-rsid="001156d9"/>
    </style:style>
    <style:style style:name="P15" style:family="paragraph" style:parent-style-name="Standard">
      <style:paragraph-properties fo:margin-top="0.0598in" fo:margin-bottom="0in" loext:contextual-spacing="false"/>
      <style:text-properties fo:font-style="normal" officeooo:rsid="001156d9" officeooo:paragraph-rsid="0012363b" style:font-style-asian="normal" style:font-style-complex="normal"/>
    </style:style>
    <style:style style:name="P16" style:family="paragraph" style:parent-style-name="Standard">
      <style:paragraph-properties fo:margin-top="0.0598in" fo:margin-bottom="0in" loext:contextual-spacing="false" fo:line-height="100%"/>
      <style:text-properties officeooo:rsid="001156d9" officeooo:paragraph-rsid="0012363b"/>
    </style:style>
    <style:style style:name="P17" style:family="paragraph" style:parent-style-name="Standard">
      <style:paragraph-properties fo:margin-top="0.0598in" fo:margin-bottom="0in" loext:contextual-spacing="false"/>
      <style:text-properties officeooo:rsid="001156d9" officeooo:paragraph-rsid="001156d9"/>
    </style:style>
    <style:style style:name="P18" style:family="paragraph" style:parent-style-name="Standard">
      <style:paragraph-properties fo:margin-top="0.0598in" fo:margin-bottom="0in" loext:contextual-spacing="false" fo:line-height="100%" style:shadow="none"/>
      <style:text-properties style:font-name="Courier New" fo:font-weight="bold" officeooo:rsid="001156d9" officeooo:paragraph-rsid="0012363b" style:font-weight-asian="bold" style:font-weight-complex="bold"/>
    </style:style>
    <style:style style:name="P19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900ce" officeooo:paragraph-rsid="001156d9" style:font-weight-asian="bold" style:font-weight-complex="bold"/>
    </style:style>
    <style:style style:name="P20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1156d9" officeooo:paragraph-rsid="001156d9" style:font-weight-asian="bold" style:font-weight-complex="bold"/>
    </style:style>
    <style:style style:name="P21" style:family="paragraph" style:parent-style-name="Text_20_body">
      <style:paragraph-properties fo:margin-top="0in" fo:margin-bottom="0.0402in" loext:contextual-spacing="false" style:shadow="none"/>
      <style:text-properties style:font-name="Courier New" fo:font-weight="bold" officeooo:rsid="003b1fa7" officeooo:paragraph-rsid="001156d9" style:font-weight-asian="bold" style:font-weight-complex="bold"/>
    </style:style>
    <style:style style:name="P22" style:family="paragraph" style:parent-style-name="Text_20_body">
      <style:paragraph-properties fo:margin-top="0in" fo:margin-bottom="0.0402in" loext:contextual-spacing="false" style:shadow="none"/>
      <style:text-properties style:font-name="Courier New" fo:font-weight="normal" officeooo:rsid="003b1fa7" officeooo:paragraph-rsid="001156d9" style:font-weight-asian="normal" style:font-weight-complex="normal"/>
    </style:style>
    <style:style style:name="P23" style:family="paragraph" style:parent-style-name="Text_20_body">
      <style:paragraph-properties fo:margin-top="0in" fo:margin-bottom="0.0402in" loext:contextual-spacing="false" style:shadow="none"/>
      <style:text-properties style:font-name="Courier New" fo:font-weight="normal" officeooo:rsid="003b1fa7" officeooo:paragraph-rsid="0012363b" style:font-weight-asian="normal" style:font-weight-complex="normal"/>
    </style:style>
    <style:style style:name="P24" style:family="paragraph" style:parent-style-name="Text_20_body">
      <style:paragraph-properties fo:margin-top="0in" fo:margin-bottom="0.0402in" loext:contextual-spacing="false" style:shadow="none"/>
      <style:text-properties style:font-name="Courier New" fo:font-weight="normal" officeooo:rsid="001156d9" officeooo:paragraph-rsid="001156d9" style:font-weight-asian="normal" style:font-weight-complex="normal"/>
    </style:style>
    <style:style style:name="P25" style:family="paragraph" style:parent-style-name="Text_20_body">
      <style:paragraph-properties fo:margin-top="0in" fo:margin-bottom="0.0402in" loext:contextual-spacing="false" style:shadow="none"/>
      <style:text-properties style:font-name="Courier New" fo:font-weight="normal" officeooo:rsid="0012363b" officeooo:paragraph-rsid="0012363b" style:font-weight-asian="normal" style:font-weight-complex="normal"/>
    </style:style>
    <style:style style:name="P26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af04a" officeooo:paragraph-rsid="0012363b"/>
    </style:style>
    <style:style style:name="P27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12363b" officeooo:paragraph-rsid="0012363b"/>
    </style:style>
    <style:style style:name="P28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3900ce" officeooo:paragraph-rsid="0012363b"/>
    </style:style>
    <style:style style:name="P29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1156d9" officeooo:paragraph-rsid="001156d9"/>
    </style:style>
    <style:style style:name="P30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1156d9" officeooo:paragraph-rsid="0012363b"/>
    </style:style>
    <style:style style:name="P31" style:family="paragraph" style:parent-style-name="Text_20_body">
      <style:paragraph-properties fo:margin-top="0in" fo:margin-bottom="0.0402in" loext:contextual-spacing="false" style:shadow="none"/>
      <style:text-properties style:font-name="Times New Roman1" fo:font-weight="normal" officeooo:rsid="001156d9" officeooo:paragraph-rsid="001156d9" style:font-weight-asian="normal" style:font-weight-complex="normal"/>
    </style:style>
    <style:style style:name="P32" style:family="paragraph" style:parent-style-name="Text_20_body">
      <style:paragraph-properties fo:margin-top="0in" fo:margin-bottom="0.0402in" loext:contextual-spacing="false" style:shadow="none"/>
      <style:text-properties style:font-name="Courier New" officeooo:rsid="0012363b" officeooo:paragraph-rsid="0012363b"/>
    </style:style>
    <style:style style:name="P33" style:family="paragraph" style:parent-style-name="Text_20_body">
      <style:paragraph-properties fo:margin-top="0in" fo:margin-bottom="0.0402in" loext:contextual-spacing="false" style:shadow="none" style:writing-mode="lr-tb"/>
      <style:text-properties style:font-name="Courier New" officeooo:rsid="0012363b" officeooo:paragraph-rsid="0012363b"/>
    </style:style>
    <style:style style:name="P34" style:family="paragraph" style:parent-style-name="Text_20_body">
      <style:paragraph-properties fo:margin-top="0.0598in" fo:margin-bottom="0.0598in" loext:contextual-spacing="false"/>
      <style:text-properties fo:font-style="normal" officeooo:rsid="003b1fa7" officeooo:paragraph-rsid="001156d9" style:font-style-asian="normal" style:font-style-complex="normal"/>
    </style:style>
    <style:style style:name="P35" style:family="paragraph" style:parent-style-name="Heading_20_2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1156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6d9" style:font-weight-asian="bold" style:font-weight-complex="bold"/>
    </style:style>
    <style:style style:name="T4" style:family="text">
      <style:text-properties fo:font-weight="bold" officeooo:rsid="0012363b" style:font-weight-asian="bold" style:font-weight-complex="bold"/>
    </style:style>
    <style:style style:name="T5" style:family="text">
      <style:text-properties officeooo:rsid="003b1fa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3af04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156d9" style:font-weight-asian="normal" style:font-weight-complex="normal"/>
    </style:style>
    <style:style style:name="T11" style:family="text">
      <style:text-properties fo:font-weight="normal" officeooo:rsid="0012363b" style:font-weight-asian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bold" officeooo:rsid="003b1fa7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156d9" style:font-style-asian="normal" style:font-style-complex="normal"/>
    </style:style>
    <style:style style:name="T15" style:family="text">
      <style:text-properties fo:font-style="normal" officeooo:rsid="0012363b" style:font-style-asian="normal" style:font-style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2363b"/>
    </style:style>
    <style:style style:name="T18" style:family="text">
      <style:text-properties fo:font-style="italic" fo:font-weight="normal" officeooo:rsid="0012363b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156d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2363b" style:font-style-asian="italic" style:font-weight-asian="bold" style:font-style-complex="italic" style:font-weight-complex="bold"/>
    </style:style>
    <style:style style:name="T22" style:family="text">
      <style:text-properties style:font-name="Arial1" fo:font-style="normal" style:font-style-asian="normal" style:font-style-complex="normal"/>
    </style:style>
    <style:style style:name="T23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Arial1" fo:font-style="italic" style:font-style-asian="italic" style:font-style-complex="italic"/>
    </style:style>
    <style:style style:name="T25" style:family="text">
      <style:text-properties style:font-name="Liberation Mono" fo:font-style="normal" style:font-style-asian="normal" style:font-style-complex="normal"/>
    </style:style>
    <style:style style:name="T26" style:family="text">
      <style:text-properties officeooo:rsid="0012363b"/>
    </style:style>
    <style:style style:name="T27" style:family="text">
      <style:text-properties style:font-name="Courier New" fo:font-style="normal" fo:font-weight="bold" officeooo:rsid="0012363b" style:font-style-asian="normal" style:font-weight-asian="bold" style:font-style-complex="normal" style:font-weight-complex="bold"/>
    </style:style>
    <style:style style:name="T28" style:family="text">
      <style:text-properties fo:color="#ce181e"/>
    </style:style>
    <style:style style:name="T29" style:family="text">
      <style:text-properties fo:color="#ce181e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fo:color="#ce181e" officeooo:rsid="0012363b"/>
    </style:style>
    <style:style style:name="T31" style:family="text">
      <style:text-properties fo:color="#ce181e" fo:font-weight="bold" style:font-weight-asian="bold" style:font-weight-complex="bold"/>
    </style:style>
    <style:style style:name="T32" style:family="text">
      <style:text-properties fo:color="#ce181e" fo:font-weight="bold" officeooo:rsid="0012363b" style:font-weight-asian="bold" style:font-weight-complex="bold"/>
    </style:style>
    <style:style style:name="T33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Times New Roman1" fo:font-style="normal" fo:font-weight="normal" officeooo:rsid="0012363b" style:font-style-asian="normal" style:font-weight-asian="normal" style:font-style-complex="normal" style:font-weight-complex="normal"/>
    </style:style>
    <style:style style:name="T36" style:family="text">
      <style:text-properties style:font-name="Times New Roman1" fo:font-weight="normal" style:font-weight-asian="normal" style:font-weight-complex="normal"/>
    </style:style>
    <style:style style:name="T37" style:family="text">
      <style:text-properties style:font-name="Times New Roman1" fo:font-weight="normal" officeooo:rsid="0012363b" style:font-weight-asian="normal" style:font-weight-complex="normal"/>
    </style:style>
    <style:style style:name="T38" style:family="text">
      <style:text-properties style:font-name="Arial1" fo:font-weight="normal" officeooo:rsid="0012363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Practice Django's ORM <text:span text:style-name="T26">&amp;</text:span> <text:span text:style-name="T26">Hack the U.S. Presidential Election</text:span></text:h>
      <text:p text:style-name="P15">Do these exercises in your KU Polls project, using the Django interactive shell.</text:p>
      <text:p text:style-name="P16"><text:span text:style-name="T13">You may want to </text:span><text:span text:style-name="T15">copy this document and write your</text:span><text:span text:style-name="T13"> the answers, for reference.</text:span></text:p>
      <text:p text:style-name="P16"><text:span text:style-name="T15">In Django, subclasses of </text:span><text:span text:style-name="T22">Model</text:span><text:span text:style-name="T13"> </text:span><text:span text:style-name="T15">inherit these operations from </text:span><text:span text:style-name="T27">Model</text:span><text:span text:style-name="T15"> or use the automatic </text:span><text:span text:style-name="T27">objects</text:span><text:span text:style-name="T15"> attribute.</text:span></text:p>
      <text:p text:style-name="P14"><text:span text:style-name="T25">save()</text:span><text:span text:style-name="T13"> - save or update </text:span><text:span text:style-name="T15">this</text:span><text:span text:style-name="T13"> object in database<text:line-break/></text:span><text:span text:style-name="T25">delete()</text:span><text:span text:style-name="T13"> - delete this object from database (but </text:span><text:span text:style-name="T14">the object is</text:span><text:span text:style-name="T13"> still </text:span><text:span text:style-name="T15">available </text:span><text:span text:style-name="T13">in Python)<text:line-break/></text:span><text:span text:style-name="T25">objects.all()</text:span><text:span text:style-name="T13"> - retrieve all objects </text:span><text:span text:style-name="T14">of </text:span><text:span text:style-name="T15">this</text:span><text:span text:style-name="T14"> class</text:span><text:span text:style-name="T13">. <text:s/><text:line-break/></text:span><text:span text:style-name="T25">objects.get(id=n)</text:span><text:span text:style-name="T13"> - get one </text:span><text:span text:style-name="T15">object</text:span><text:span text:style-name="T13"> having </text:span><text:span text:style-name="T14">the specified</text:span><text:span text:style-name="T13"> id, or </text:span><text:span text:style-name="T15">any</text:span><text:span text:style-name="T13"> </text:span><text:span text:style-name="T14">specified </text:span><text:span text:style-name="T13">attribute.<text:line-break/></text:span><text:span text:style-name="T25">objects.filter(</text:span><text:span text:style-name="T24">expression</text:span><text:span text:style-name="T25">)</text:span><text:span text:style-name="T13"> - get a </text:span><text:span text:style-name="T25">QuerySet</text:span><text:span text:style-name="T13"> that can be chained and manipulated lazily.</text:span></text:p>
      <text:p text:style-name="P17"><text:span text:style-name="T13"/></text:p>
      <text:p text:style-name="P34"><text:span text:style-name="T1">O</text:span>n MacOS and Linux, "python" may be <text:span text:style-name="T26">named</text:span> "python3".</text:p>
      <text:p text:style-name="P2"><text:span text:style-name="T10">cmd&gt; <text:s/></text:span><text:span text:style-name="T1">python </text:span>manage.<text:span text:style-name="T5">py</text:span> shell</text:p>
      <text:p text:style-name="P2"/>
      <text:p text:style-name="P2">from polls.models import Question, Choice</text:p>
      <text:p text:style-name="P7"># How many poll questions are there?</text:p>
      <text:p text:style-name="P3">Question.objects.count()</text:p>
      <text:p text:style-name="P8"/>
      <text:p text:style-name="P8"># <text:span text:style-name="T7">Create</text:span> a new Question - <text:span text:style-name="T26">"</text:span><text:span text:style-name="T20">W</text:span><text:span text:style-name="T19">ho </text:span><text:span text:style-name="T21">should</text:span><text:span text:style-name="T19"> be the next U.S. president?</text:span><text:span text:style-name="T4">"</text:span></text:p>
      <text:p text:style-name="P4"><text:span text:style-name="T28">TODO</text:span> <text:span text:style-name="T9">import Django's timezone class </text:span><text:span text:style-name="T11">(hint: its a "utility")</text:span></text:p>
      <text:p text:style-name="P4">from <text:span text:style-name="T9">____________</text:span> <text:s/>import <text:span text:style-name="T11">timezone</text:span></text:p>
      <text:p text:style-name="P4">q = Question(question_text="Who <text:span text:style-name="T26">should</text:span> be <text:span text:style-name="T1">the </text:span>next U.S. president?",</text:p>
      <text:p text:style-name="P4"><text:s text:c="13"/>pub_date=timezone.now())</text:p>
      <text:p text:style-name="P6"># What is the question id? </text:p>
      <text:p text:style-name="P4">print(q.id)</text:p>
      <text:p text:style-name="P6">None</text:p>
      <text:p text:style-name="P6"><text:span text:style-name="T1"># </text:span>What is the p<text:span text:style-name="T1">rimary key (pk)</text:span>? <text:span text:style-name="T1">(It's really the same as id.)</text:span></text:p>
      <text:p text:style-name="P4">print(q.pk)</text:p>
      <text:p text:style-name="P6">None</text:p>
      <text:p text:style-name="P6"># <text:span text:style-name="T7">Save</text:span> the question to the database</text:p>
      <text:p text:style-name="P4">q.save()</text:p>
      <text:p text:style-name="P6"># Now what are the <text:span text:style-name="T1">question</text:span> <text:span text:style-name="T2">id</text:span> and <text:span text:style-name="T2">pk</text:span>?</text:p>
      <text:p text:style-name="P4">print(q.id)</text:p>
      <text:p text:style-name="P4"/>
      <text:p text:style-name="P4">print(q.pk)</text:p>
      <text:p text:style-name="P4"/>
      <text:p text:style-name="P9"># This is how ORM knows which objects have been persisted.</text:p>
      <text:p text:style-name="P9"># Persisted objects have a <text:span text:style-name="T2">non-zero id</text:span>. Transient objects don't.</text:p>
      <text:p text:style-name="P6"># How many <text:span text:style-name="T1">poll </text:span>questions now? (should be previous <text:span text:style-name="T1">count</text:span> <text:span text:style-name="T2">+1</text:span>)</text:p>
      <text:p text:style-name="P4">Question.objects.count()</text:p>
      <text:p text:style-name="P6"/>
      <text:p text:style-name="P1"># <text:span text:style-name="T12">Retrieve</text:span><text:span text:style-name="T5"> - </text:span>Get all the questions <text:span text:style-name="T26">and print them, 1 per line</text:span> </text:p>
      <text:p text:style-name="P3"><text:soft-page-break/>for question in Question.objects.all():</text:p>
      <text:p text:style-name="P3"><text:s text:c="4"/>print(question)</text:p>
      <text:p text:style-name="P28"><text:span text:style-name="T8"># Avoid using objects.all() unless you really need all the objects.</text:span></text:p>
      <text:p text:style-name="P27"># It can be slow when there's lots of data in a table.</text:p>
      <text:p text:style-name="P26"/>
      <text:p text:style-name="P7"># <text:span text:style-name="T1">Retrieve</text:span> one question by id</text:p>
      <text:p text:style-name="P3">question<text:span text:style-name="T5">1</text:span> = Question.objects.get(id=1)</text:p>
      <text:p text:style-name="P4">print(question1)</text:p>
      <text:p text:style-name="P1"># <text:span text:style-name="T6">Query</text:span> <text:span text:style-name="T26">(filter) </text:span><text:span text:style-name="T17">using a condition</text:span> - <text:span text:style-name="T5">find the presidential election.</text:span></text:p>
      <text:p text:style-name="P2"><text:span text:style-name="T1">result</text:span> = </text:p>
      <text:p text:style-name="P2"><text:s text:c="4"/>Question.objects.filter(<text:span text:style-name="T8">question_text__icontains="president"</text:span>)</text:p>
      <text:p text:style-name="P33"># __icontains=text means "contains text <text:span text:style-name="T6">ignoring case</text:span><text:span text:style-name="T16"> of letters" </text:span></text:p>
      <text:p text:style-name="P7"># What <text:span text:style-name="T5">kind of object</text:span> <text:span text:style-name="T5">did</text:span> "filter" return?</text:p>
      <text:p text:style-name="P3">type(<text:span text:style-name="T1">result</text:span>)</text:p>
      <text:p text:style-name="P8"/>
      <text:p text:style-name="P9"># Filter always returns a QuerySet, even if there's only 1 match.</text:p>
      <text:p text:style-name="P7"># How many matches? </text:p>
      <text:p text:style-name="P3">len(<text:span text:style-name="T1">result</text:span>)</text:p>
      <text:p text:style-name="P3"/>
      <text:p text:style-name="P1"># Get the first <text:span text:style-name="T1">(hopefully only) match. <text:s/>Assign it to </text:span><text:span text:style-name="T3">election</text:span><text:span text:style-name="T1">.</text:span></text:p>
      <text:p text:style-name="P2"><text:span text:style-name="T1">election</text:span> = <text:span text:style-name="T1">result</text:span>.first()</text:p>
      <text:p text:style-name="P2">print(<text:span text:style-name="T1">election</text:span>)</text:p>
      <text:p text:style-name="P9"><text:s text:c="2"/>"Who should be the next U.S. president?"</text:p>
      <text:p text:style-name="P6"># Add some choices for U.S. president.</text:p>
      <text:p text:style-name="P13"># Give each Choice a <text:span text:style-name="T6">reference</text:span><text:span text:style-name="T16"> to the question it belongs to.</text:span></text:p>
      <text:p text:style-name="P4">dems = Choice(choice_text="Joe Biden", question=<text:span text:style-name="T1">election</text:span>)</text:p>
      <text:p text:style-name="P4">dems.save()</text:p>
      <text:p text:style-name="P5"><text:span text:style-name="T28">TODO</text:span> <text:span text:style-name="T9">add "Donald Trump" as a choice, and save to </text:span><text:span text:style-name="T11">the </text:span><text:span text:style-name="T9">database</text:span></text:p>
      <text:p text:style-name="P5"><text:span text:style-name="T28">OPTIONAL </text:span><text:span text:style-name="T30">TODO</text:span> <text:span text:style-name="T9">add "Kanya West" - </text:span><text:span text:style-name="T11">a </text:span><text:span text:style-name="T9">rap singer running for president!</text:span></text:p>
      <text:p text:style-name="P4"><text:s text:c="14"/><text:span text:style-name="T18">Only America can be this stupid.</text:span></text:p>
      <text:p text:style-name="P4"/>
      <text:p text:style-name="P8"># Did Django update the choice_set <text:span text:style-name="T1">for the presidential election</text:span>?</text:p>
      <text:p text:style-name="P4"><text:span text:style-name="T1">election</text:span>.choice_set.all()</text:p>
      <text:p text:style-name="P4"/>
      <text:p text:style-name="P8"># What happened? <text:s/>Did <text:span text:style-name="T1">you</text:span> get the updated choices <text:span text:style-name="T1">for president</text:span>?</text:p>
      <text:p text:style-name="P4"/>
      <text:p text:style-name="P8"># What is <text:span text:style-name="T1">Biden</text:span>'s id?</text:p>
      <text:p text:style-name="P4"><text:span text:style-name="T1">dems</text:span>.id</text:p>
      <text:p text:style-name="P10"/>
      <text:p text:style-name="P11"># How many votes for all candidates?</text:p>
      <text:p text:style-name="P11"># This is <text:span text:style-name="T1">in</text:span>efficient, esp. when there are many objects to retrieve:</text:p>
      <text:p text:style-name="P12">sum = 0</text:p>
      <text:p text:style-name="P12"><text:soft-page-break/>for choice in <text:span text:style-name="T1">election</text:span>.choice_set.all():</text:p>
      <text:p text:style-name="P12"><text:s text:c="4"/>sum += choice.votes</text:p>
      <text:p text:style-name="P12">print("Total votes:", sum)</text:p>
      <text:p text:style-name="P11"># More efficient to <text:span text:style-name="T2">let the database do it</text:span>.</text:p>
      <text:p text:style-name="P11"># There are many operations you can perform <text:span text:style-name="T1">o</text:span>n a QuerySet.</text:p>
      <text:p text:style-name="P11"># See: https://docs.djangoproject.com/en/3.1/topics/db/aggregation/</text:p>
      <text:p text:style-name="P12">from django.db.models import Sum</text:p>
      <text:p text:style-name="P12"><text:span text:style-name="T1">election</text:span>.choice_set.aggregate(Sum('votes'))</text:p>
      <text:p text:style-name="P11">{'votes__sum': 0}</text:p>
      <text:p text:style-name="P11"/>
      <text:p text:style-name="P12"># <text:span text:style-name="T6">Update</text:span><text:span text:style-name="T9"> - add votes </text:span><text:span text:style-name="T10">for candidates</text:span></text:p>
      <text:p text:style-name="P8"># The Russians secretly add votes for Trump.</text:p>
      <text:p text:style-name="P9"># First the Russian hackers need to find Trump in the database</text:p>
      <text:p text:style-name="P5">trump = Choice.objects.filter(</text:p>
      <text:p text:style-name="P5"><text:s text:c="15"/>choice_text__contains='Donald Trump').first()</text:p>
      <text:p text:style-name="P9"># you could also use Choice.objects.get(choice_text="Donald Trump")</text:p>
      <text:p text:style-name="P9"># Add some votes</text:p>
      <text:p text:style-name="P4"><text:span text:style-name="T1">trump</text:span>.votes += <text:span text:style-name="T1">10</text:span>00000</text:p>
      <text:p text:style-name="P4"><text:span text:style-name="T9"># you must </text:span><text:span text:style-name="T29">save</text:span><text:span text:style-name="T9"> the changes to database (</text:span><text:span text:style-name="T11">it's </text:span><text:span text:style-name="T9">not automatic).</text:span></text:p>
      <text:p text:style-name="P5"><text:span text:style-name="T28">TODO</text:span> <text:span text:style-name="T9">save </text:span>trump<text:span text:style-name="T9"> to the database. </text:span><text:span text:style-name="T11">It's the same method as you used above.</text:span></text:p>
      <text:p text:style-name="P4"/>
      <text:p text:style-name="P8"># did the Russians succeed? <text:s/>Count the votes again.</text:p>
      <text:p text:style-name="P25"># (You can use UP arrow key to retrieve previous input instead of typing)</text:p>
      <text:p text:style-name="P12"><text:span text:style-name="T1">election</text:span>.choice_set.aggregate(Sum('votes'))</text:p>
      <text:p text:style-name="P4"/>
      <text:p text:style-name="P4"><text:span text:style-name="T9">#</text:span> The Chinese hate Trump.</text:p>
      <text:p text:style-name="P8"># Write code for Chinese hacker<text:span text:style-name="T1">s</text:span> to given <text:span text:style-name="T1">Joe </text:span>Biden</text:p>
      <text:p text:style-name="P8"># <text:span text:style-name="T6">twice</text:span> as many votes as Trump has. <text:s/>Save the changes.</text:p>
      <text:p text:style-name="P8"># <text:span text:style-name="T26">Find the election poll, and use it to find the candidates:</text:span></text:p>
      <text:p text:style-name="P5">q = Question.objects.filter(question_text__<text:span text:style-name="T26">i</text:span>contains="president").first()</text:p>
      <text:p text:style-name="P9"># Find Trump in the choice_set for this question</text:p>
      <text:p text:style-name="P4">trump = q.choice_set.<text:span text:style-name="T26">get(choice_text='Donald Trump')</text:span></text:p>
      <text:p text:style-name="P25"># You can use q.choice_set.filter(choice_text__contains="Trump") instead</text:p>
      <text:p text:style-name="P25"># of get. <text:s/>That would be more robust to changes in the text.</text:p>
      <text:p text:style-name="P9"/>
      <text:p text:style-name="P9"># <text:span text:style-name="T31">TODO</text:span> Find Biden in the choices for this question</text:p>
      <text:p text:style-name="P4">biden = </text:p>
      <text:p text:style-name="P9"># <text:span text:style-name="T32">TODO</text:span><text:span text:style-name="T26"> </text:span>Give biden twice as many votes as trump <text:span text:style-name="T26">has</text:span></text:p>
      <text:p text:style-name="P5"/>
      <text:p text:style-name="P9"># <text:span text:style-name="T32">TODO</text:span><text:span text:style-name="T26"> </text:span>Save your changes to the database.</text:p>
      <text:p text:style-name="P4"><text:soft-page-break/></text:p>
      <text:p text:style-name="P8"># <text:span text:style-name="T1">Did it work?</text:span></text:p>
      <text:p text:style-name="P8"><text:span text:style-name="T1"># </text:span>For each candidate, print his name and vote count.</text:p>
      <text:p text:style-name="P4">for candidate in q.choice_set.all():</text:p>
      <text:p text:style-name="P4"><text:s text:c="4"/><text:span text:style-name="T26"># TODO what goes in the blank?</text:span></text:p>
      <text:p text:style-name="P4"><text:s text:c="4"/>print(<text:span text:style-name="T26">f"{candidate.choice_text} has {__________} votes")</text:span></text:p>
      <text:p text:style-name="P4"/>
      <text:p text:style-name="P4"># <text:span text:style-name="T6">Delete</text:span> operation.</text:p>
      <text:p text:style-name="P8"># A miracle!</text:p>
      <text:p text:style-name="P8"># Just before the election, Trump decides not to run for <text:span text:style-name="T1">president</text:span>!</text:p>
      <text:p text:style-name="P8"># Delete <text:span text:style-name="T1">T</text:span>rump as a choice for this poll.</text:p>
      <text:p text:style-name="P4">trump.delete()</text:p>
      <text:p text:style-name="P8"># Notice that Django removes the object's id <text:span text:style-name="T26">when you delete it:</text:span></text:p>
      <text:p text:style-name="P4">print(trump.id)</text:p>
      <text:p text:style-name="P4"/>
      <text:p text:style-name="P23"># Did it also <text:span text:style-name="T1">update</text:span> the <text:span text:style-name="T1">election </text:span><text:span text:style-name="T2">choice_set</text:span>? <text:s/></text:p>
      <text:p text:style-name="P23"><text:span text:style-name="T26"># </text:span><text:span text:style-name="T32">TODO</text:span><text:span text:style-name="T26"> </text:span>Print all the choices <text:span text:style-name="T26">for the </text:span><text:span text:style-name="T4">election</text:span><text:span text:style-name="T26"> object.</text:span></text:p>
      <text:p text:style-name="P2"/>
      <text:p text:style-name="P5"/>
      <text:h text:style-name="P35" text:outline-level="2">Summary</text:h>
      <text:p text:style-name="P18"><text:span text:style-name="T36">In Django, every </text:span><text:span text:style-name="T33">entity </text:span><text:span text:style-name="T34">class </text:span><text:span text:style-name="T35">that </text:span><text:span text:style-name="T34">you want to save to a database must be a subclass of </text:span><text:span text:style-name="T23">django.db.models.Model</text:span><text:span text:style-name="T13">. </text:span></text:p>
      <text:p text:style-name="P31">Django's ORM provides the 4 basic database operations.</text:p>
      <text:p text:style-name="P5"/>
      <text:p text:style-name="P13"><text:span text:style-name="T2">Create: <text:s text:c="2"/></text:span><text:span text:style-name="T9">question.save()</text:span></text:p>
      <text:p text:style-name="P13"><text:span text:style-name="T2">Retrieve: </text:span><text:span text:style-name="T9">Question.objects.get(id=2)</text:span></text:p>
      <text:p text:style-name="P9"><text:s text:c="10"/>Question.objects.filter(....)</text:p>
      <text:p text:style-name="P13"><text:span text:style-name="T2">Update: <text:s text:c="2"/></text:span><text:span text:style-name="T9">question.save()</text:span></text:p>
      <text:p text:style-name="P13"><text:span text:style-name="T2">Delete: <text:s text:c="2"/></text:span><text:span text:style-name="T9">question.delete()</text:span></text:p>
      <text:p text:style-name="P13"><text:span text:style-name="T9"/></text:p>
      <text:p text:style-name="P30"><text:span text:style-name="T9">.</text:span><text:span text:style-name="T11">all() </text:span><text:span text:style-name="T37">and</text:span><text:span text:style-name="T11"> .filter() </text:span><text:span text:style-name="T37">return a </text:span><text:span text:style-name="T38">QuerySet</text:span><text:span text:style-name="T37">, that you can filter and manipulate. </text:span></text:p>
      <text:p text:style-name="P30"><text:span text:style-name="T37">You can aggregate the values in a QuerySet, such as returning the sum of an attribute:</text:span></text:p>
      <text:p text:style-name="P27"><text:span text:style-name="T9">choice_set.all().aggregate(Sum('votes'))</text:span></text:p>
      <text:p text:style-name="P27"><text:span text:style-name="T9">choice_set.all().aggregate(Max('votes'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21:16:29.713970980</meta:creation-date>
    <dc:date>2020-09-13T13:43:29.971143021</dc:date>
    <meta:editing-duration>PT2H31M31S</meta:editing-duration>
    <meta:editing-cycles>3</meta:editing-cycles>
    <meta:generator>LibreOffice/6.0.7.3$Linux_X86_64 LibreOffice_project/00m0$Build-3</meta:generator>
    <dc:title>ORM practice</dc:title>
    <meta:document-statistic meta:table-count="0" meta:image-count="0" meta:object-count="0" meta:page-count="4" meta:paragraph-count="127" meta:word-count="868" meta:character-count="5747" meta:non-whitespace-character-count="4907"/>
  </office:meta>
</office:document-meta>
</file>